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5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1.8846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0.35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528in"/>
    </style:style>
    <style:style style:name="co10" style:family="table-column">
      <style:table-column-properties fo:break-before="auto" style:column-width="1.9283in"/>
    </style:style>
    <style:style style:name="co11" style:family="table-column">
      <style:table-column-properties fo:break-before="auto" style:column-width="2.2965in"/>
    </style:style>
    <style:style style:name="co12" style:family="table-column">
      <style:table-column-properties fo:break-before="auto" style:column-width="1.7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transparent"/>
      <style:text-properties fo:color="#342a06"/>
    </style:style>
    <style:style style:name="ce19" style:family="table-cell" style:parent-style-name="Default">
      <style:table-cell-properties fo:background-color="#f10d0c"/>
      <style:text-properties fo:color="#342a0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77bc65"/>
    </style:style>
    <style:style style:name="ce23" style:family="table-cell" style:parent-style-name="Default">
      <style:table-cell-properties fo:background-color="#ff3838"/>
    </style:style>
    <style:style style:name="ce2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Task Nr.</text:p>
          </table:table-cell>
          <table:table-cell office:value-type="string" calcext:value-type="string">
            <text:p>Task description</text:p>
          </table:table-cell>
          <table:table-cell table:style-name="Default" office:value-type="string" calcext:value-type="string">
            <text:p>Ours + Mixtral</text:p>
          </table:table-cell>
          <table:table-cell table:style-name="Default" office:value-type="string" calcext:value-type="string">
            <text:p>Ours Gpt 4o mini</text:p>
          </table:table-cell>
          <table:table-cell table:style-name="Default" office:value-type="string" calcext:value-type="string">
            <text:p>Mixtral 8x7b</text:p>
          </table:table-cell>
          <table:table-cell table:style-name="Default" office:value-type="string" calcext:value-type="string">
            <text:p>Gpt 4o mini</text:p>
          </table:table-cell>
          <table:table-cell table:style-name="Default" office:value-type="string" calcext:value-type="string">
            <text:p>ChatGPT (4o mini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 to room 2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final goto room center)</text:p>
          </table:table-cell>
          <table:table-cell table:style-name="ce24" office:value-type="string" calcext:value-type="string">
            <text:p>correct (wrong mode autonomous for door traversal)</text:p>
          </table:table-cell>
          <table:table-cell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 to room 4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steps, general wrong) </text:p>
          </table:table-cell>
          <table:table-cell office:value-type="string" calcext:value-type="string">
            <text:p>wrong result (missing final goto center) </text:p>
          </table:table-cell>
          <table:table-cell office:value-type="string" calcext:value-type="string">
            <text:p>wrong result (missing steps)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 to table 2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3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to table 19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door traverse) </text:p>
          </table:table-cell>
          <table:table-cell office:value-type="string" calcext:value-type="string">
            <text:p>wrong result (wrong goto table at beginning) </text:p>
          </table:table-cell>
          <table:table-cell table:style-name="ce22" office:value-type="string" calcext:value-type="string">
            <text:p>optimal</text:p>
          </table:table-cell>
          <table:table-cell table:number-columns-repeated="2"/>
          <table:table-cell table:style-name="ce22"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o to a container</text:p>
          </table:table-cell>
          <table:table-cell table:number-columns-repeated="2" office:value-type="string" calcext:value-type="string">
            <text:p>optimal</text:p>
          </table:table-cell>
          <table:table-cell table:style-name="ce24" office:value-type="string" calcext:value-type="string">
            <text:p>correct (container 5 is not the closest to the robot)</text:p>
          </table:table-cell>
          <table:table-cell office:value-type="string" calcext:value-type="string">
            <text:p>wrong result (goes to room 2 where no container is) </text:p>
          </table:table-cell>
          <table:table-cell table:style-name="ce22" office:value-type="string" calcext:value-type="string">
            <text:p>optimal</text:p>
          </table:table-cell>
          <table:table-cell table:number-columns-repeated="2"/>
          <table:table-cell table:style-name="ce24" office:value-type="string" calcext:value-type="string">
            <text:p>correct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to the shelf in room 3</text:p>
          </table:table-cell>
          <table:table-cell table:number-columns-repeated="2" office:value-type="string" calcext:value-type="string">
            <text:p>optimal</text:p>
          </table:table-cell>
          <table:table-cell table:style-name="ce24" office:value-type="string" calcext:value-type="string">
            <text:p>correct (assisted traverse not optimal)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2"/>
          <table:table-cell table:style-name="ce23" office:value-type="string" calcext:value-type="string">
            <text:p>wrong resul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 to the victim in room 4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door traverse) </text:p>
          </table:table-cell>
          <table:table-cell table:style-name="ce24" office:value-type="string" calcext:value-type="string">
            <text:p>correct (wrong mode autonomous for door traversal)</text:p>
          </table:table-cell>
          <table:table-cell office:value-type="string" calcext:value-type="string">
            <text:p>wrong result, goes to door 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go to shelf 6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calculates wrong path to non existing shelf) 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, confuses objects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go to room 5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3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go to the person in room 4</text:p>
          </table:table-cell>
          <table:table-cell table:style-name="ce23" office:value-type="string" calcext:value-type="string">
            <text:p>wrong result (confused victim with table) 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wrong result (missing door traverse, goto door) </text:p>
          </table:table-cell>
          <table:table-cell table:style-name="ce24" office:value-type="string" calcext:value-type="string">
            <text:p>correct (wrong mode autonomous for door traversal)</text:p>
          </table:table-cell>
          <table:table-cell table:style-name="ce24" office:value-type="string" calcext:value-type="string">
            <text:p>correct actions/constraints (wrong mode for doot traversal)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go to cabinet 10</text:p>
          </table:table-cell>
          <table:table-cell table:style-name="ce23" office:value-type="string" calcext:value-type="string">
            <text:p>wrong result (assumed cabinet = shelf and not cabinet = cupboard) 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wrong result (wrong actions) 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inspect shelf 4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3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arch table 19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go to door) </text:p>
          </table:table-cell>
          <table:table-cell office:value-type="string" calcext:value-type="string">
            <text:p>wrong result (gives error) </text:p>
          </table:table-cell>
          <table:table-cell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asure hazards on table 2</text:p>
          </table:table-cell>
          <table:table-cell table:number-columns-repeated="2" office:value-type="string" calcext:value-type="string">
            <text:p>optimal</text:p>
          </table:table-cell>
          <table:table-cell table:style-name="ce24" office:value-type="string" calcext:value-type="string">
            <text:p>correct (teleop measure instead of assisted)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arch the shelf in room 4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traverse door) </text:p>
          </table:table-cell>
          <table:table-cell office:value-type="string" calcext:value-type="string">
            <text:p>wrong result (missing connection traversal) </text:p>
          </table:table-cell>
          <table:table-cell office:value-type="string" calcext:value-type="string">
            <text:p>wrong result (missing steps)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municate with the victim in room 3</text:p>
          </table:table-cell>
          <table:table-cell office:value-type="string" calcext:value-type="string">
            <text:p>optimal</text:p>
          </table:table-cell>
          <table:table-cell table:style-name="ce23" office:value-type="string" calcext:value-type="string">
            <text:p>wrong result (missing location of victim, correct by chance) </text:p>
          </table:table-cell>
          <table:table-cell office:value-type="string" calcext:value-type="string">
            <text:p>wrong result (goto room center instead of goto door) </text:p>
          </table:table-cell>
          <table:table-cell table:style-name="ce22" office:value-type="string" calcext:value-type="string">
            <text:p>optimal</text:p>
          </table:table-cell>
          <table:table-cell table:style-name="ce24" office:value-type="string" calcext:value-type="string">
            <text:p>correct actions/constraints (additional step to room center)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go to the victim in room 1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wrong path to victim in wrong room) </text:p>
          </table:table-cell>
          <table:table-cell office:value-type="string" calcext:value-type="string">
            <text:p>wrong result (targets victim in wrong room) </text:p>
          </table:table-cell>
          <table:table-cell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search door 9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Uses invalid affordance) </text:p>
          </table:table-cell>
          <table:table-cell office:value-type="string" calcext:value-type="string">
            <text:p>wrong result (ignores that neither door nor affordance are correct) </text:p>
          </table:table-cell>
          <table:table-cell table:style-name="ce24" office:value-type="string" calcext:value-type="string">
            <text:p>correct (recognizes that the task is not possible, still creates a plan)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clean table 19</text:p>
          </table:table-cell>
          <table:table-cell table:style-name="ce23" office:value-type="string" calcext:value-type="string">
            <text:p>wrong result (resplaces clean with inspect) 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wrong result (resplaces clean with inspect) </text:p>
          </table:table-cell>
          <table:table-cell table:style-name="ce24" office:value-type="string" calcext:value-type="string">
            <text:p>correct (error with wrong message)</text:p>
          </table:table-cell>
          <table:table-cell table:style-name="ce24" office:value-type="string" calcext:value-type="string">
            <text:p>correct (correctly mentions that cleaning is not possible, but resumes)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search a table in room 1</text:p>
          </table:table-cell>
          <table:table-cell table:number-columns-repeated="2" office:value-type="string" calcext:value-type="string">
            <text:p>optimal</text:p>
          </table:table-cell>
          <table:table-cell table:style-name="ce24" office:value-type="string" calcext:value-type="string">
            <text:p>correct (wrong mode teeop)</text:p>
          </table:table-cell>
          <table:table-cell table:style-name="ce22" office:value-type="string" calcext:value-type="string">
            <text:p>optimal</text:p>
          </table:table-cell>
          <table:table-cell table:style-name="ce24" office:value-type="string" calcext:value-type="string">
            <text:p>correct actions/constraints (chooses table 3 instead of 2, not optimal)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ommunicate with shelf 4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table:style-name="ce22" office:value-type="string" calcext:value-type="string">
            <text:p>optimal</text:p>
          </table:table-cell>
          <table:table-cell table:style-name="ce24" office:value-type="string" calcext:value-type="string">
            <text:p>correct (correctly mentions thattask is not possible, but resumes)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 to room 3. inspect shelf 17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traverse) </text:p>
          </table:table-cell>
          <table:table-cell office:value-type="string" calcext:value-type="string">
            <text:p>wrong result (wrong traverse) </text:p>
          </table:table-cell>
          <table:table-cell office:value-type="string" calcext:value-type="string">
            <text:p>wrong result (missing steps)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go to room 2 and search table 12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invalid result) </text:p>
          </table:table-cell>
          <table:table-cell office:value-type="string" calcext:value-type="string">
            <text:p>wrong result, assumes table 12 exists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o to room 2, go to room 3, go to room 4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office:value-type="string" calcext:value-type="string">
            <text:p>wrong result/missing steps, doesn’t go to room centers, leaves out several steps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go to room 5, go to room 6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recognizes room 5 doesn’t exist, but thinks 6 does) 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go to room 2, inspect box 22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office:value-type="string" calcext:value-type="string">
            <text:p>wrong result (assumes it has to inspect box 22 in the same room) </text:p>
          </table:table-cell>
          <table:table-cell office:value-type="string" calcext:value-type="string">
            <text:p>wrong result/missing steps, robot never leaves room and goes to box 2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 to room 4, communicate with victim 20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office:value-type="string" calcext:value-type="string">
            <text:p>wrong result/missing steps, robot just goes to victim 21 instead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unicate with victim 20 and victim 21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asure hazards on table 2, then measure hazards on table 19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table:style-name="ce24" office:value-type="string" calcext:value-type="string">
            <text:p>correct actions/constraints (chooses wrong mode autonomousl)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inspect shelf 24 after inspecting shelf 17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steps) 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 (missing steps)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spect the shelf in room 4. Also communicate with victim 21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steps) </text:p>
          </table:table-cell>
          <table:table-cell table:style-name="ce24" office:value-type="string" calcext:value-type="string">
            <text:p>correct (wrong mode traverse autonomous)</text:p>
          </table:table-cell>
          <table:table-cell office:value-type="string" calcext:value-type="string">
            <text:p>wrong result missing steps and wrong path ways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go to room 2, but don’t use door 9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invalid result) </text:p>
          </table:table-cell>
          <table:table-cell office:value-type="string" calcext:value-type="string">
            <text:p>wrong result robot goes to room 4 and magically is in room 2</text:p>
          </table:table-cell>
          <table:table-cell table:number-columns-repeated="10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go to room 3, but don’t use connection 2 (open connection 0 for chatgpt)</text:p>
          </table:table-cell>
          <table:table-cell table:number-columns-repeated="2" table:style-name="ce23" office:value-type="string" calcext:value-type="string">
            <text:p>wrong result (didn’t understand task correct) </text:p>
          </table:table-cell>
          <table:table-cell table:number-columns-repeated="2" office:value-type="string" calcext:value-type="string">
            <text:p>wrong result (invalid result) </text:p>
          </table:table-cell>
          <table:table-cell office:value-type="string" calcext:value-type="string">
            <text:p>wrong result robot goes to room 4 and magically is in room 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o to room 3. Don’t use door 9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go to room 4, but only traverse doors autonomous</text:p>
          </table:table-cell>
          <table:table-cell table:style-name="ce24" office:value-type="string" calcext:value-type="string">
            <text:p>correct actions (wrong constraint, constraint everything to autonomous)</text:p>
          </table:table-cell>
          <table:table-cell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office:value-type="string" calcext:value-type="string">
            <text:p>wrong result robot goes through wrong door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 to room 2, but only traverse door 9 assisted </text:p>
          </table:table-cell>
          <table:table-cell office:value-type="string" calcext:value-type="string">
            <text:p>optimal</text:p>
          </table:table-cell>
          <table:table-cell table:style-name="ce23" office:value-type="string" calcext:value-type="string">
            <text:p>wrong result (wrong constraint derived, bug in handling?) </text:p>
          </table:table-cell>
          <table:table-cell table:number-columns-repeated="3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 to room 3, but don’t use doors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missing steps) </text:p>
          </table:table-cell>
          <table:table-cell table:number-columns-repeated="2" table:style-name="ce22" office:value-type="string" calcext:value-type="string">
            <text:p>optimal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spect shelf 24 but don’t use assisted functions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invalid result) </text:p>
          </table:table-cell>
          <table:table-cell table:style-name="ce24" office:value-type="string" calcext:value-type="string">
            <text:p>correct (door autonomous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thout traversing teleoperated, go to room 4</text:p>
          </table:table-cell>
          <table:table-cell table:style-name="ce23" office:value-type="string" calcext:value-type="string">
            <text:p>wrong result (wrong constraint derived, nothing teleop instead of just traverse) 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office:value-type="string" calcext:value-type="string">
            <text:p>wrong result (missing final step) </text:p>
          </table:table-cell>
          <table:table-cell table:style-name="ce24" office:value-type="string" calcext:value-type="string">
            <text:p>correct (wrong mode for door traversal, missing last step)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spect table 2 teleoperated</text:p>
          </table:table-cell>
          <table:table-cell office:value-type="string" calcext:value-type="string">
            <text:p>optimal</text:p>
          </table:table-cell>
          <table:table-cell table:style-name="ce23" office:value-type="string" calcext:value-type="string">
            <text:p>wrong result (understood constraint wrong) </text:p>
          </table:table-cell>
          <table:table-cell table:number-columns-repeated="2" table:style-name="ce24" office:value-type="string" calcext:value-type="string">
            <text:p>correct (understands only to do inspect teleop)</text:p>
          </table:table-cell>
          <table:table-cell table:style-name="ce24" office:value-type="string" calcext:value-type="string">
            <text:p>correct/missunderstood (assumes only inspect should be teleop)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arch table 3 assisted</text:p>
          </table:table-cell>
          <table:table-cell office:value-type="string" calcext:value-type="string">
            <text:p>optimal</text:p>
          </table:table-cell>
          <table:table-cell table:style-name="ce23" office:value-type="string" calcext:value-type="string">
            <text:p>wrong result (understood constraint wrong) </text:p>
          </table:table-cell>
          <table:table-cell table:number-columns-repeated="2" table:style-name="ce24" office:value-type="string" calcext:value-type="string">
            <text:p>correct (understands only to do search assisted)</text:p>
          </table:table-cell>
          <table:table-cell table:style-name="ce24" office:value-type="string" calcext:value-type="string">
            <text:p>correct/missunderstood (assumes only search should be assistedp)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goto <text:s/>table 3. Only use assisted functions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table:style-name="ce22" office:value-type="string" calcext:value-type="string">
            <text:p>optimal</text:p>
          </table:table-cell>
          <table:table-cell office:value-type="string" calcext:value-type="string">
            <text:p>wrong result (traverses door just to get back?)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1" office:value-type="string" calcext:value-type="string">
            <text:p>inspect box 5 without autonomous, assisted or teleoperated abilities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table:style-name="ce22" office:value-type="string" calcext:value-type="string">
            <text:p>optimal</text:p>
          </table:table-cell>
          <table:table-cell office:value-type="string" calcext:value-type="string">
            <text:p>wrong result (assumes only inspect is constraint, correctly realizes it is important, but still goes there)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spect box 6 without traversing doors</text:p>
          </table:table-cell>
          <table:table-cell table:number-columns-repeated="2" office:value-type="string" calcext:value-type="string">
            <text:p>optimal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office:value-type="string" calcext:value-type="string">
            <text:p>wrong result (assumes it must traverse the connection)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search table 14 without traversing doors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 (ignores constraint)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1" office:value-type="string" calcext:value-type="string">
            <text:p>inspect box 23, but don’t use door 16</text:p>
          </table:table-cell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 (just ignores the step where it has to traverse the door)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spect box 6, but don’t use door 16</text:p>
          </table:table-cell>
          <table:table-cell table:number-columns-repeated="2" office:value-type="string" calcext:value-type="string">
            <text:p>optimal</text:p>
          </table:table-cell>
          <table:table-cell table:style-name="ce22" office:value-type="string" calcext:value-type="string">
            <text:p>optimal</text:p>
          </table:table-cell>
          <table:table-cell office:value-type="string" calcext:value-type="string">
            <text:p>wrong result (invalid result) </text:p>
          </table:table-cell>
          <table:table-cell office:value-type="string" calcext:value-type="string">
            <text:p>wrong result (assumes it has to go to room 3)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go to the chair in room 2</text:p>
          </table:table-cell>
          <table:table-cell table:number-columns-repeated="2" table:style-name="ce23" office:value-type="string" calcext:value-type="string">
            <text:p>wrong result (confuses table and chair) </text:p>
          </table:table-cell>
          <table:table-cell table:number-columns-repeated="2" table:style-name="ce22" office:value-type="string" calcext:value-type="string">
            <text:p>optimal</text:p>
          </table:table-cell>
          <table:table-cell office:value-type="string" calcext:value-type="string">
            <text:p>wrong result (assumes table == chair)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arch table 15, but don’t do it autonomous</text:p>
          </table:table-cell>
          <table:table-cell table:number-columns-repeated="2" office:value-type="string" calcext:value-type="string">
            <text:p>optimal</text:p>
          </table:table-cell>
          <table:table-cell table:number-columns-repeated="2" office:value-type="string" calcext:value-type="string">
            <text:p>wrong result (missing steps) </text:p>
          </table:table-cell>
          <table:table-cell office:value-type="string" calcext:value-type="string">
            <text:p>wrong result (uses autonomous go to, double go to)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spect box 23, search table 19. Do everything assisted</text:p>
          </table:table-cell>
          <table:table-cell office:value-type="string" calcext:value-type="string">
            <text:p>optimal</text:p>
          </table:table-cell>
          <table:table-cell table:style-name="ce23" office:value-type="string" calcext:value-type="string">
            <text:p>wrong result (understood constraint wrong) </text:p>
          </table:table-cell>
          <table:table-cell table:number-columns-repeated="2" office:value-type="string" calcext:value-type="string">
            <text:p>wrong result (missing steps) </text:p>
          </table:table-cell>
          <table:table-cell office:value-type="string" calcext:value-type="string">
            <text:p>wrong result/missing steps (uses assisted correctly, but misses going through the connection and starts at the door, assumes it is in room 1)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1,2,3,4,5,6,7,10,11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Affordance</text:p>
          </table:table-cell>
          <table:table-cell office:value-type="string" calcext:value-type="string">
            <text:p>12,13,14,15,16,20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Multi-task</text:p>
          </table:table-cell>
          <table:table-cell office:value-type="string" calcext:value-type="string">
            <text:p>22,24,26,27,28,29,30,31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constrained doors</text:p>
          </table:table-cell>
          <table:table-cell office:value-type="string" calcext:value-type="string">
            <text:p>34,35,36,37,38,39,40,41,42,44,47,49,50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8,9,17,18,19,21,23,25,32,33,43,45,46,48</text:p>
          </table:table-cell>
          <table:table-cell table:style-name="Default"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56:39.87211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4T13:04:30.822800173</meta:creation-date>
    <dc:date>2024-09-14T21:01:47.711775542</dc:date>
    <meta:editing-duration>PT11H58M38S</meta:editing-duration>
    <meta:editing-cycles>213</meta:editing-cycles>
    <meta:generator>LibreOffice/6.4.7.2$Linux_X86_64 LibreOffice_project/40$Build-2</meta:generator>
    <meta:document-statistic meta:table-count="1" meta:cell-count="370" meta:object-count="0"/>
  </office:meta>
</office:document-meta>
</file>